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6.38431372549001" calcext:value-type="float">
            <text:p>6.3843137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6.42941176470569" calcext:value-type="float">
            <text:p>6.4294117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5.72696078431357" calcext:value-type="float">
            <text:p>5.7269607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10.140196078431" calcext:value-type="float">
            <text:p>10.14019607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15.7406862745094" calcext:value-type="float">
            <text:p>15.740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23.9534313725488" calcext:value-type="float">
            <text:p>23.9534313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16.010784313725" calcext:value-type="float">
            <text:p>16.01078431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25.9348039215683" calcext:value-type="float">
            <text:p>25.93480392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40.3171568627455" calcext:value-type="float">
            <text:p>40.3171568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41.4990196078434" calcext:value-type="float">
            <text:p>41.4990196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40.9602941176473" calcext:value-type="float">
            <text:p>40.9602941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44.3049019607843" calcext:value-type="float">
            <text:p>44.30490196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64.2524509803914" calcext:value-type="float">
            <text:p>64.25245098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64.5421568627444" calcext:value-type="float">
            <text:p>64.5421568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64.5779411764698" calcext:value-type="float">
            <text:p>64.5779411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60.5411764705876" calcext:value-type="float">
            <text:p>60.5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88.7397058823501" calcext:value-type="float">
            <text:p>88.73970588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88.6568627450948" calcext:value-type="float">
            <text:p>88.6568627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89.8960784313691" calcext:value-type="float">
            <text:p>89.8960784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4.1946078431354" calcext:value-type="float">
            <text:p>94.1946078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98.9808823529389" calcext:value-type="float">
            <text:p>98.980882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89.3759803921536" calcext:value-type="float">
            <text:p>89.37598039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9.1813725490177" calcext:value-type="float">
            <text:p>99.181372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8.6308823529396" calcext:value-type="float">
            <text:p>98.63088235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9.4985294117636" calcext:value-type="float">
            <text:p>99.49852941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9.2514705882333" calcext:value-type="float">
            <text:p>99.25147058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9.0843137254879" calcext:value-type="float">
            <text:p>99.08431372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9.7156862745095" calcext:value-type="float">
            <text:p>99.7156862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09:50:52.23789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4T09:53:41.430129011</dc:date>
    <meta:editing-duration>PT8M7S</meta:editing-duration>
    <meta:editing-cycles>6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.2524509803914">
                <text:p>64.2524509803914</text:p>
              </table:table-cell>
              <table:table-cell office:value-type="float" office:value="64.5421568627444">
                <text:p>64.5421568627444</text:p>
              </table:table-cell>
              <table:table-cell office:value-type="float" office:value="64.5779411764698">
                <text:p>64.5779411764698</text:p>
              </table:table-cell>
              <table:table-cell office:value-type="float" office:value="60.5411764705876">
                <text:p>60.54117647058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8.7397058823501">
                <text:p>88.7397058823501</text:p>
              </table:table-cell>
              <table:table-cell office:value-type="float" office:value="88.6568627450948">
                <text:p>88.6568627450948</text:p>
              </table:table-cell>
              <table:table-cell office:value-type="float" office:value="89.8960784313691">
                <text:p>89.8960784313691</text:p>
              </table:table-cell>
              <table:table-cell office:value-type="float" office:value="94.1946078431354">
                <text:p>94.19460784313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8.9808823529389">
                <text:p>98.9808823529389</text:p>
              </table:table-cell>
              <table:table-cell office:value-type="float" office:value="89.3759803921536">
                <text:p>89.3759803921536</text:p>
              </table:table-cell>
              <table:table-cell office:value-type="float" office:value="99.1813725490177">
                <text:p>99.1813725490177</text:p>
              </table:table-cell>
              <table:table-cell office:value-type="float" office:value="98.6308823529396">
                <text:p>98.63088235293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.4985294117636">
                <text:p>99.4985294117636</text:p>
              </table:table-cell>
              <table:table-cell office:value-type="float" office:value="99.2514705882333">
                <text:p>99.2514705882333</text:p>
              </table:table-cell>
              <table:table-cell office:value-type="float" office:value="99.0843137254879">
                <text:p>99.0843137254879</text:p>
              </table:table-cell>
              <table:table-cell office:value-type="float" office:value="99.7156862745095">
                <text:p>99.715686274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594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1">
                <text:p>1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2">
                <text:p>2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3">
                <text:p>3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